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60800000B0F00000B0F0F7749A162445D78.svg" manifest:media-type="image/svg+xml"/>
  <manifest:file-entry manifest:full-path="Pictures/100002010000006B0000006B2EC142EB27B37D75.png" manifest:media-type="image/png"/>
  <manifest:file-entry manifest:full-path="Pictures/10000000000004E900000285F63C1E198184E1C0.png" manifest:media-type="image/png"/>
  <manifest:file-entry manifest:full-path="Pictures/100000000000064000000384D8516BA173294B82.png" manifest:media-type="image/png"/>
  <manifest:file-entry manifest:full-path="Pictures/10000000000005A8000003FC723E61D63B96E388.png" manifest:media-type="image/png"/>
  <manifest:file-entry manifest:full-path="Pictures/100002010000006500000065C98AC54BEBAD903B.png" manifest:media-type="image/png"/>
  <manifest:file-entry manifest:full-path="Pictures/100000000000044E000002853310D359A8807DDE.png" manifest:media-type="image/png"/>
  <manifest:file-entry manifest:full-path="Pictures/100000000000025C000002A4ED015CEB0E319817.png" manifest:media-type="image/png"/>
  <manifest:file-entry manifest:full-path="Pictures/10003B2400000A7000000A70EF25B74AE0A600C5.svg" manifest:media-type="image/svg+xml"/>
  <manifest:file-entry manifest:full-path="Pictures/100000000000044100000405CD7A4EF599F846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729fcf" draw:fill-gradient-name="Gradient_20_24" draw:textarea-horizontal-align="justify" draw:textarea-vertical-align="top" draw:auto-grow-height="false" fo:min-height="5.94cm" fo:min-width="6.45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5983b0" draw:fill="gradient" draw:fill-gradient-name="Gradient_20_12" draw:textarea-horizontal-align="justify" draw:textarea-vertical-align="top" draw:auto-grow-height="false" fo:min-height="5.968cm" fo:min-width="7.337cm"/>
    </style:style>
    <style:style style:name="gr4" style:family="graphic" style:parent-style-name="standard">
      <style:graphic-properties draw:fill="gradient" draw:fill-gradient-name="Gradient_20_14" draw:textarea-horizontal-align="justify" draw:textarea-vertical-align="top" draw:auto-grow-height="false" fo:min-height="5.94cm" fo:min-width="6.452cm"/>
    </style:style>
    <style:style style:name="gr5" style:family="graphic" style:parent-style-name="standard">
      <style:graphic-properties draw:fill="gradient" draw:fill-gradient-name="Gradient_20_14" draw:textarea-horizontal-align="justify" draw:textarea-vertical-align="top" draw:auto-grow-height="false" fo:min-height="4.334cm" fo:min-width="5.354cm"/>
    </style:style>
    <style:style style:name="gr6" style:family="graphic" style:parent-style-name="standard">
      <style:graphic-properties draw:fill="gradient" draw:fill-gradient-name="Gradient_20_14" draw:textarea-horizontal-align="justify" draw:textarea-vertical-align="top" draw:auto-grow-height="false" fo:min-height="4.794cm" fo:min-width="5.306cm"/>
    </style:style>
    <style:style style:name="gr7" style:family="graphic" style:parent-style-name="standard">
      <style:graphic-properties draw:fill="gradient" draw:fill-gradient-name="Gradient_20_9" draw:textarea-horizontal-align="justify" draw:textarea-vertical-align="top" draw:auto-grow-height="false" fo:min-height="4.334cm" fo:min-width="5.354cm"/>
    </style:style>
    <style:style style:name="gr8" style:family="graphic" style:parent-style-name="standard">
      <style:graphic-properties draw:fill="gradient" draw:fill-gradient-name="Gradient_20_9" draw:textarea-horizontal-align="justify" draw:textarea-vertical-align="top" draw:auto-grow-height="false" fo:min-height="5.968cm" fo:min-width="6.448cm"/>
    </style:style>
    <style:style style:name="gr9" style:family="graphic" style:parent-style-name="standard">
      <style:graphic-properties draw:fill="gradient" draw:fill-gradient-name="Gradient_20_9" draw:textarea-horizontal-align="justify" draw:textarea-vertical-align="top" draw:auto-grow-height="false" fo:min-height="4.794cm" fo:min-width="5.306cm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top" draw:auto-grow-height="false" fo:min-height="2.157cm" fo:min-width="6.86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loext:graphic-properties draw:fill="gradient" draw:fill-color="#729fcf" draw:fill-gradient-name="Gradient_20_24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bf0041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IPAPGothic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gradient" draw:fill-gradient-name="Gradient_20_12"/>
      <style:paragraph-properties fo:text-align="center"/>
      <style:text-properties fo:color="#bf0041" fo:font-weight="bold" style:font-weight-asian="bold" style:font-weight-complex="bold"/>
    </style:style>
    <style:style style:name="P8" style:family="paragraph">
      <loext:graphic-properties draw:fill="gradient" draw:fill-gradient-name="Gradient_20_14"/>
      <style:paragraph-properties fo:text-align="center"/>
      <style:text-properties fo:color="#bf0041" fo:font-weight="bold" style:font-weight-asian="bold" style:font-weight-complex="bold"/>
    </style:style>
    <style:style style:name="P9" style:family="paragraph">
      <loext:graphic-properties draw:fill="gradient" draw:fill-gradient-name="Gradient_20_9"/>
      <style:paragraph-properties fo:text-align="center"/>
      <style:text-properties fo:color="#bf0041" fo:font-weight="bold" style:font-weight-asian="bold" style:font-weight-complex="bold"/>
    </style:style>
    <style:style style:name="P10" style:family="paragraph">
      <style:paragraph-properties fo:margin-left="0cm" fo:margin-right="0cm" fo:margin-top="0.2cm" fo:margin-bottom="0.2cm" fo:line-height="100%" fo:text-align="end" fo:text-indent="0cm"/>
    </style:style>
    <style:style style:name="P11" style:family="paragraph">
      <style:paragraph-properties fo:margin-left="0cm" fo:margin-right="0cm" fo:margin-top="0.1cm" fo:margin-bottom="0.1cm" fo:line-height="100%" fo:text-align="center" fo:text-indent="0cm"/>
    </style:style>
    <style:style style:name="T1" style:family="text">
      <style:text-properties fo:font-variant="normal" fo:text-transform="none" fo:color="#bf0041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IPAPGothic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bf0041" fo:font-weight="bold" style:font-weight-asian="bold" style:font-weight-complex="bold"/>
    </style:style>
    <style:style style:name="T3" style:family="text">
      <style:text-properties fo:color="#2a6099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800080" fo:font-size="16pt" fo:font-weight="normal" fo:background-color="transparent" style:font-size-asian="16pt" style:font-weight-asian="normal" style:font-size-complex="16pt" style:font-weight-complex="normal"/>
    </style:style>
    <style:style style:name="T5" style:family="text">
      <style:text-properties fo:color="#800080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008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f0041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f0041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6.858cm" svg:x="9.89cm" svg:y="5.445cm">
          <text:p text:style-name="P1"><text:span text:style-name="T1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52cm" svg:height="4.075cm" svg:x="10.482cm" svg:y="7.212cm">
          <draw:image xlink:href="Pictures/100000000000064000000384D8516BA173294B82.png" xlink:type="simple" xlink:show="embed" xlink:actuate="onLoad" loext:mime-type="image/png">
            <text:p/>
          </draw:image>
        </draw:frame>
        <draw:custom-shape draw:style-name="gr3" draw:text-style-name="P7" draw:layer="layout" svg:width="8.509cm" svg:height="6.89cm" svg:x="9.509cm" svg:y="13.7cm">
          <text:p text:style-name="P4"><text:span text:style-name="T2">Octave Forge</text:span></text:p>
          <text:p text:style-name="P4"><text:span text:style-name="T3"><text:a xlink:href="https://octave.sourceforge.io/" xlink:type="simple">https://octave.sourceforge.io</text:a></text:span></text:p>
          <text:p text:style-name="P4"><text:span text:style-name="T3"/></text:p>
          <text:p text:style-name="P5"><text:span text:style-name="T4">60+ Extensions for: <text:s text:c="3"/></text:span></text:p>
          <text:p text:style-name="P6"><text:span text:style-name="T5"><text:s text:c="17"/></text:span><text:span text:style-name="T5">- Data I/O</text:span></text:p>
          <text:p text:style-name="P6"><text:span text:style-name="T5"><text:s text:c="17"/></text:span><text:span text:style-name="T5">- Optimization</text:span></text:p>
          <text:p text:style-name="P6"><text:span text:style-name="T5"><text:s text:c="17"/></text:span><text:span text:style-name="T5">- Symbolic comp.</text:span></text:p>
          <text:p text:style-name="P6"><text:span text:style-name="T5"><text:s text:c="17"/></text:span><text:span text:style-name="T5">-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ctave-flower.svg" draw:style-name="gr2" draw:text-style-name="P3" draw:layer="layout" svg:width="2.671cm" svg:height="2.671cm" svg:x="9.759cm" svg:y="16.871cm">
          <draw:image xlink:href="Pictures/10003B2400000A7000000A70EF25B74AE0A600C5.svg" xlink:type="simple" xlink:show="embed" xlink:actuate="onLoad" loext:mime-type="image/svg+xml">
            <text:p/>
          </draw:image>
          <draw:image xlink:href="Pictures/100002010000006500000065C98AC54BEBAD903B.png" xlink:type="simple" xlink:show="embed" xlink:actuate="onLoad" loext:mime-type="image/png"/>
          <svg:title>Octave logo plus various sciences</svg:title>
        </draw:frame>
        <draw:custom-shape draw:style-name="gr4" draw:text-style-name="P8" draw:layer="layout" svg:width="7.62cm" svg:height="6.858cm" svg:x="1cm" svg:y="13.7cm">
          <text:p text:style-name="P4"><text:span text:style-name="T2">Manual</text:span></text:p>
          <text:p text:style-name="P4"><text:span text:style-name="T6">https://octave.org/doc/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71cm" svg:height="4.445cm" svg:x="2.871cm" svg:y="15.732cm">
          <draw:image xlink:href="Pictures/100000000000025C000002A4ED015CEB0E319817.png" xlink:type="simple" xlink:show="embed" xlink:actuate="onLoad" loext:mime-type="image/png">
            <text:p/>
          </draw:image>
        </draw:frame>
        <draw:custom-shape draw:style-name="gr5" draw:text-style-name="P8" draw:layer="layout" svg:width="6.35cm" svg:height="5.08cm" svg:x="1cm" svg:y="7.35cm">
          <text:p text:style-name="P4"><text:span text:style-name="T2">C/C++ Doxygen</text:span></text:p>
          <text:p text:style-name="P4"><text:span text:style-name="T6"><text:a xlink:href="https://octave.org/doxygen" xlink:type="simple">https://octave.org/doxygen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32cm" svg:height="3.204cm" svg:x="2.191cm" svg:y="9.128cm">
          <draw:image xlink:href="Pictures/100000000000044100000405CD7A4EF599F846C2.png" xlink:type="simple" xlink:show="embed" xlink:actuate="onLoad" loext:mime-type="image/png">
            <text:p/>
          </draw:image>
        </draw:frame>
        <draw:custom-shape draw:style-name="gr6" draw:text-style-name="P8" draw:layer="layout" svg:width="6.35cm" svg:height="5.588cm" svg:x="1cm" svg:y="1cm">
          <text:p text:style-name="P4"><text:span text:style-name="T2">Website</text:span></text:p>
          <text:p text:style-name="P4"><text:span text:style-name="T3">https://www.octave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819cm" svg:height="3.395cm" svg:x="1.762cm" svg:y="2.812cm">
          <draw:image xlink:href="Pictures/10000000000005A8000003FC723E61D63B96E388.png" xlink:type="simple" xlink:show="embed" xlink:actuate="onLoad" loext:mime-type="image/png">
            <text:p/>
          </draw:image>
        </draw:frame>
        <draw:custom-shape draw:style-name="gr7" draw:text-style-name="P9" draw:layer="layout" svg:width="6.35cm" svg:height="5.08cm" svg:x="20.05cm" svg:y="7.35cm">
          <text:p text:style-name="P4"><text:span text:style-name="T2">Mediawiki</text:span></text:p>
          <text:p text:style-name="P4"><text:span text:style-name="T3">https://wiki.octave.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356cm" svg:height="2.661cm" svg:x="20.492cm" svg:y="9.355cm">
          <draw:image xlink:href="Pictures/10000000000004E900000285F63C1E198184E1C0.png" xlink:type="simple" xlink:show="embed" xlink:actuate="onLoad" loext:mime-type="image/png">
            <text:p/>
          </draw:image>
        </draw:frame>
        <draw:custom-shape draw:style-name="gr8" draw:text-style-name="P9" draw:layer="layout" svg:width="7.62cm" svg:height="6.89cm" svg:x="18.78cm" svg:y="13.7cm">
          <text:p text:style-name="P4"><text:span text:style-name="T2">Bug Tracker</text:span></text:p>
          <text:p text:style-name="P4"><text:span text:style-name="T3">http://bugs.octave.org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075cm" svg:height="3.556cm" svg:x="19.669cm" svg:y="15.859cm">
          <draw:image xlink:href="Pictures/100000000000044E000002853310D359A8807DDE.png" xlink:type="simple" xlink:show="embed" xlink:actuate="onLoad" loext:mime-type="image/png">
            <text:p/>
          </draw:image>
        </draw:frame>
        <draw:custom-shape draw:style-name="gr9" draw:text-style-name="P9" draw:layer="layout" svg:width="6.35cm" svg:height="5.588cm" svg:x="20.05cm" svg:y="1cm">
          <text:p text:style-name="P4"><text:span text:style-name="T2">Mailing-Lists</text:span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10"><text:span text:style-name="T7"><text:a xlink:href="mailto:maintainers@octave.org" xlink:type="simple">maintainers@octave.org</text:a></text:span></text:p>
          <text:p text:style-name="P10"><text:span text:style-name="T7"><text:a xlink:href="mailto:help@octave.org" xlink:type="simple">help@octave.org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3cm" svg:height="2.83cm" svg:x="21.792cm" svg:y="1.762cm">
          <draw:image xlink:href="Pictures/1000260800000B0F00000B0F0F7749A162445D78.svg" xlink:type="simple" xlink:show="embed" xlink:actuate="onLoad" loext:mime-type="image/svg+xml">
            <text:p/>
          </draw:image>
          <draw:image xlink:href="Pictures/100002010000006B0000006B2EC142EB27B37D75.png" xlink:type="simple" xlink:show="embed" xlink:actuate="onLoad" loext:mime-type="image/png"/>
        </draw:frame>
        <draw:custom-shape draw:style-name="gr10" draw:text-style-name="P9" draw:layer="layout" svg:width="7.62cm" svg:height="2.667cm" svg:x="9.89cm" svg:y="1cm">
          <text:p text:style-name="P11"><text:span text:style-name="T8">IRC</text:span></text:p>
          <text:p text:style-name="P11"><text:span text:style-name="T6"><text:a xlink:href="https://freenode.net/" xlink:type="simple">https://freenode.net/</text:a></text:span></text:p>
          <text:p text:style-name="P11"><text:span text:style-name="T7">#octave</text:span></text:p>
          <text:p text:style-name="P11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ffffff" draw:end-color="#ffff38" draw:start-intensity="100%" draw:end-intensity="100%" draw:angle="300" draw:border="0%"/>
    <draw:gradient draw:name="Gradient_20_14" draw:display-name="Gradient 14" draw:style="linear" draw:start-color="#ffffff" draw:end-color="#729fcf" draw:start-intensity="100%" draw:end-intensity="100%" draw:angle="300" draw:border="0%"/>
    <draw:gradient draw:name="Gradient_20_24" draw:display-name="Gradient 24" draw:style="linear" draw:start-color="#ffffff" draw:end-color="#ff8000" draw:start-intensity="100%" draw:end-intensity="100%" draw:angle="300" draw:border="0%"/>
    <draw:gradient draw:name="Gradient_20_9" draw:display-name="Gradient 9" draw:style="linear" draw:start-color="#ffffff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1-21T14:18:07.203333581</dc:date>
    <meta:editing-duration>PT46M</meta:editing-duration>
    <meta:editing-cycles>13</meta:editing-cycles>
    <meta:generator>LibreOffice/6.2.7.1$Linux_X86_64 LibreOffice_project/20$Build-1</meta:generator>
    <meta:document-statistic meta:object-count="17"/>
  </office:meta>
</office:document-meta>
</file>